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420000001F7710AAD3.png"/>
  <manifest:file-entry manifest:media-type="image/png" manifest:full-path="Pictures/10000000000000C0000000684A899B91.png"/>
  <manifest:file-entry manifest:media-type="image/png" manifest:full-path="Pictures/10000000000000C00000008D3F7A7251.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37C000002AAEAEB0460.png"/>
  <manifest:file-entry manifest:media-type="image/png" manifest:full-path="Pictures/100000000000001800000018364FA6D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C000002AA68D103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Times New Roman"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0"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text-properties fo:font-weight="normal" style:font-weight-asian="normal" style:font-weight-complex="normal"/>
    </style:style>
    <style:style style:name="P14" style:family="paragraph" style:parent-style-name="Heading_20_1">
      <style:paragraph-properties fo:text-align="justify" style:justify-single-word="false"/>
      <style:text-properties fo:font-weight="normal" style:font-weight-asian="normal" style:font-weight-complex="normal"/>
    </style:style>
    <style:style style:name="P15" style:family="paragraph" style:parent-style-name="Heading_20_1">
      <style:text-properties style:text-underline-style="none" fo:font-weight="normal" style:font-weight-asian="normal" style:font-weight-complex="normal"/>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list-style-name="L1">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1">Introducción<text:tab/>2</text:p>
          <text:p text:style-name="P11">Requerimientos básicos<text:tab/>2</text:p>
          <text:p text:style-name="P11">Aplicación <text:tab/>3</text:p>
          <text:p text:style-name="P12">- Opciones de Archivo<text:tab/>4</text:p>
          <text:p text:style-name="P12">- Opciones de Diseño<text:tab/>5</text:p>
          <text:p text:style-name="P12">- Barra de control (menú)<text:tab/>9</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3" text:outline-level="1">Introducción</text:h>
      <text:p text:style-name="P6"/>
      <text:p text:style-name="P5"><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5"><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6"/>
      <text:h text:style-name="P15" text:outline-level="1">Requerimientos básicos</text:h>
      <text:p text:style-name="Text_20_body">//TODO rellenar con gtk y xerces</text:p>
      <text:h text:style-name="P13" text:outline-level="1"/>
      <text:h text:style-name="P13" text:outline-level="1"/>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h text:style-name="P14" text:outline-level="1"><text:soft-page-break/></text:h>
      <text:h text:style-name="P14" text:outline-level="1">Aplicación<text:tab/></text:h>
      <text:p text:style-name="P7"><text:tab/>Al abrir la aplicación nos encontraremos con la ventana principal del programa, la cual se divide entres partes principales:</text:p>
      <text:list xml:id="list535436098" text:style-name="L1">
        <text:list-item>
          <text:list>
            <text:list-item>
              <text:p text:style-name="P17">La barra de control, en la cual se ubica el menú.</text:p>
            </text:list-item>
            <text:list-item>
              <text:p text:style-name="P17">La barra de herramientas con opciones de archivo.</text:p>
            </text:list-item>
            <text:list-item>
              <text:p text:style-name="P17">La barra de herramientas con opciones de diseño.</text:p>
            </text:list-item>
          </text:list>
        </text:list-item>
      </text:list>
      <text:p text:style-name="P7"/>
      <text:p text:style-name="P7"/>
      <text:p text:style-name="P7"><draw:frame draw:style-name="fr1" draw:name="gráficos23" text:anchor-type="paragraph" svg:width="16.999cm" svg:height="12.996cm" draw:z-index="17"><draw:image xlink:href="Pictures/100000000000037C000002AA68D1036B.png" xlink:type="simple" xlink:show="embed" xlink:actuate="onLoad"/></draw:frame></text:p>
      <text:p text:style-name="P7"/>
      <text:p text:style-name="P7"><text:tab/>Primero comenzaremos describiendo las herramientas que se encuentran en la barra de opciones de archivo.</text:p>
      <text:p text:style-name="P7"/>
      <text:p text:style-name="P7"/>
      <text:p text:style-name="P7"/>
      <text:p text:style-name="P7"/>
      <text:h text:style-name="P19" text:outline-level="2"><text:soft-page-break/></text:h>
      <text:h text:style-name="P19" text:outline-level="2">- Opciones de Archivo</text:h>
      <text:p text:style-name="P7"/>
      <text:p text:style-name="P5"><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7"><draw:frame draw:style-name="fr3" draw:name="gráficos16" text:anchor-type="paragraph" svg:y="0.399cm" svg:width="6.772cm" svg:height="3.634cm" draw:z-index="3"><draw:image xlink:href="Pictures/10000000000000C0000000679F7D8BB1.png" xlink:type="simple" xlink:show="embed" xlink:actuate="onLoad"/></draw:frame></text:p>
      <text:p text:style-name="P7"/>
      <text:p text:style-name="P7"/>
      <text:p text:style-name="P7"/>
      <text:p text:style-name="P7"/>
      <text:p text:style-name="P7"/>
      <text:p text:style-name="P7"/>
      <text:p text:style-name="P7"><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7"/>
      <text:p text:style-name="P7"><draw:frame draw:style-name="fr4" draw:name="gráficos8" text:anchor-type="paragraph" svg:width="16.999cm" svg:height="12.996cm" draw:z-index="18"><draw:image xlink:href="Pictures/100000000000037C000002AA68EBDA82.png" xlink:type="simple" xlink:show="embed" xlink:actuate="onLoad"/></draw:frame></text:p>
      <text:p text:style-name="P7"><draw:frame draw:style-name="fr5" draw:name="gráficos14" text:anchor-type="paragraph" svg:x="-0.026cm" svg:y="0.658cm" svg:width="1.164cm" svg:height="1.199cm" draw:z-index="1"><draw:image xlink:href="Pictures/100000000000002100000022C2A435EC.png" xlink:type="simple" xlink:show="embed" xlink:actuate="onLoad"/></draw:frame><text:soft-page-break/></text:p>
      <text:p text:style-name="P4"><text:s text:c="2"/>Abrir circuito:<text:span text:style-name="T1"> esta herramienta es la encargada de recuperar un circuito que hayamos <text:s text:c="4"/><text:tab/> guardado con anterioridad. Al presionar esta opción nos aparecerá la siguiente ventana:</text:span></text:p>
      <text:p text:style-name="P7"/>
      <text:p text:style-name="P7"><draw:frame draw:style-name="fr5" draw:name="gráficos17" text:anchor-type="paragraph" svg:x="5.114cm" svg:y="0.053cm" svg:width="6.772cm" svg:height="4.972cm" draw:z-index="4"><draw:image xlink:href="Pictures/10000000000000C00000008D3F7A7251.png" xlink:type="simple" xlink:show="embed" xlink:actuate="onLoad"/></draw:frame></text:p>
      <text:p text:style-name="P7"/>
      <text:p text:style-name="P6"/>
      <text:p text:style-name="P6"/>
      <text:p text:style-name="P6"/>
      <text:p text:style-name="P6"/>
      <text:p text:style-name="P6"/>
      <text:p text:style-name="P6"/>
      <text:p text:style-name="P7"><text:tab/>Esta es la ventana donde elegiremos el circuito a recuperar. Los mismos se deben encontrar en la carpeta saves, que es en la cual se guardan al ejecutar la opción de guardado.</text:p>
      <text:p text:style-name="P7"><draw:frame draw:style-name="fr5" draw:name="gráficos15" text:anchor-type="paragraph" svg:x="0cm" svg:y="0.647cm" svg:width="1.199cm" svg:height="1.199cm" draw:z-index="2"><draw:image xlink:href="Pictures/100000000000002200000022A17D7D65.png" xlink:type="simple" xlink:show="embed" xlink:actuate="onLoad"/></draw:frame></text:p>
      <text:p text:style-name="P4"><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7"/>
      <text:p text:style-name="P4"><draw:frame draw:style-name="fr6"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7"><text:tab/>La función de <text:tab/>esta herramienta es la de cerrar la pestaña de diseño en uso.</text:p>
      <text:p text:style-name="P6"/>
      <text:h text:style-name="P19" text:outline-level="2">- Opciones de Diseño</text:h>
      <text:p text:style-name="P8"><draw:frame draw:style-name="fr5" draw:name="gráficos9" text:anchor-type="paragraph" svg:x="0cm" svg:y="0.529cm" svg:width="2.397cm" svg:height="4.022cm" draw:z-index="6"><draw:image xlink:href="Pictures/10000000000000440000007281A5150B.png" xlink:type="simple" xlink:show="embed" xlink:actuate="onLoad"/></draw:frame></text:p>
      <text:p text:style-name="P4"><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9"><text:tab/>La posibilidad de incluir el componente seleccionando, estará activa hasta la elección <text:tab/>de una nueva herramienta de la aplicación.</text:p>
      <text:p text:style-name="P9"/>
      <text:p text:style-name="P9"/>
      <text:p text:style-name="P5"><draw:frame draw:style-name="fr6"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7"><text:soft-page-break/></text:p>
      <text:p text:style-name="P7"/>
      <text:p text:style-name="P5"><draw:frame draw:style-name="fr6"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7"/>
      <text:p text:style-name="P7"/>
      <text:p text:style-name="P7"><draw:frame draw:style-name="fr5" draw:name="gráficos20" text:anchor-type="paragraph" svg:x="1.21cm" svg:y="0.372cm" svg:width="6.574cm" svg:height="3.21cm" draw:z-index="10"><draw:image xlink:href="Pictures/10000000000000C0000000682DCD1EF6.png" xlink:type="simple" xlink:show="embed" xlink:actuate="onLoad"/></draw:frame><draw:frame draw:style-name="fr5" draw:name="gráficos19" text:anchor-type="paragraph" svg:x="8.46cm" svg:y="0.399cm" svg:width="6.468cm" svg:height="3.216cm" draw:z-index="9"><draw:image xlink:href="Pictures/10000000000000C0000000684A899B91.png" xlink:type="simple" xlink:show="embed" xlink:actuate="onLoad"/></draw:frame></text:p>
      <text:p text:style-name="P7"/>
      <text:p text:style-name="P7"/>
      <text:p text:style-name="P7"><text:s/></text:p>
      <text:p text:style-name="P6"/>
      <text:p text:style-name="P6"/>
      <text:p text:style-name="P7"><text:tab/></text:p>
      <text:p text:style-name="P7"/>
      <text:p text:style-name="P7">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7"/>
      <text:p text:style-name="P7"/>
      <text:p text:style-name="P7"><draw:frame draw:style-name="fr7" draw:name="gráficos5" text:anchor-type="paragraph" svg:y="0.619cm" svg:width="2.328cm" svg:height="4.725cm" draw:z-index="11"><draw:image xlink:href="Pictures/100000000000004200000086AE192772.png" xlink:type="simple" xlink:show="embed" xlink:actuate="onLoad"/></draw:frame></text:p>
      <text:p text:style-name="P4"><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4"><draw:frame draw:style-name="fr6"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7"><draw:frame draw:style-name="fr5" draw:name="gráficos21" text:anchor-type="paragraph" svg:x="2.746cm" svg:y="0.296cm" svg:width="9.705cm" svg:height="5.214cm" draw:z-index="13"><draw:image xlink:href="Pictures/100000000000011C000000A78924E1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6"/>
      <text:p text:style-name="P6"><draw:frame draw:style-name="fr5" draw:name="gráficos12" text:anchor-type="paragraph" svg:x="2.838cm" svg:y="0.598cm" svg:width="10.052cm" svg:height="7.442cm" draw:z-index="16"><draw:image xlink:href="Pictures/100000000000011D000000D39A35A1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7"><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7"><text:tab/>A partir de este momento, podremos incorporar el circuito descargado y representado por una caja negra, a nuestro diseño, presionando el botón izquierdo del mouse en algún sector disponible del área de diseño.</text:p>
      <text:p text:style-name="P7"/>
      <text:p text:style-name="P7"><text:soft-page-break/></text:p>
      <text:p text:style-name="P7"/>
      <text:p text:style-name="P4"><draw:frame draw:style-name="fr5"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7"/>
      <text:p text:style-name="P7"/>
      <text:p text:style-name="P7"/>
      <text:p text:style-name="P7"><draw:frame draw:style-name="fr1" draw:name="gráficos24" text:anchor-type="paragraph" svg:width="16.999cm" svg:height="12.996cm" draw:z-index="21"><draw:image xlink:href="Pictures/100000000000037C000002AAEAEB046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text:p>
      <text:p text:style-name="P4"><draw:frame draw:style-name="fr6"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7"/>
      <text:p text:style-name="P10"/>
      <text:p text:style-name="P7"><draw:frame draw:style-name="fr5" draw:name="gráficos22" text:anchor-type="paragraph" svg:x="4.78cm" svg:y="0.365cm" svg:width="6.537cm" svg:height="7.41cm" draw:z-index="14"><draw:image xlink:href="Pictures/10000000000000C2000000E7733A933C.png" xlink:type="simple" xlink:show="embed" xlink:actuate="onLoad"/></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7" draw:name="gráficos6" text:anchor-type="paragraph" svg:y="0.476cm" svg:width="2.364cm" svg:height="1.164cm" draw:z-index="12"><draw:image xlink:href="Pictures/1000000000000043000000214960787D.png" xlink:type="simple" xlink:show="embed" xlink:actuate="onLoad"/></draw:frame></text:p>
      <text:p text:style-name="P4"><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7"/>
      <text:p text:style-name="P6"><draw:frame draw:style-name="fr1" draw:name="gráficos10" text:anchor-type="paragraph" svg:width="16.999cm" svg:height="12.996cm" draw:z-index="19"><draw:image xlink:href="Pictures/100000000000037C000002AA9786A668.png" xlink:type="simple" xlink:show="embed" xlink:actuate="onLoad"/></draw:frame></text:p>
      <text:h text:style-name="P19" text:outline-level="2">- Barra de control (menú)</text:h>
      <text:p text:style-name="P6"/>
      <text:p text:style-name="P6"><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6"/>
      <text:p text:style-name="P6"><draw:frame draw:style-name="fr4" draw:name="gráficos11" text:anchor-type="paragraph" svg:width="16.999cm" svg:height="1.025cm" draw:z-index="15"><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3T12:57:22</dc:date>
    <meta:editing-duration>PT04H04M39S</meta:editing-duration>
    <meta:editing-cycles>12</meta:editing-cycles>
    <meta:generator>OpenOffice.org/3.0$Unix OpenOffice.org_project/300m15$Build-9379</meta:generator>
    <meta:document-statistic meta:table-count="0" meta:image-count="24" meta:object-count="0" meta:page-count="10" meta:paragraph-count="48" meta:word-count="1143" meta:character-count="7239"/>
    <meta:user-defined meta:name="Información 1"/>
    <meta:user-defined meta:name="Información 2"/>
    <meta:user-defined meta:name="Información 3"/>
    <meta:user-defined meta:name="Información 4"/>
  </office:meta>
</office:document-meta>
</file>